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C000046E80000263C11329D48E3B8A406.wmf" manifest:media-type="image/x-wmf"/>
  <manifest:file-entry manifest:full-path="Pictures/10000000000006640000024FE09AA504A2215B7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Grassetto" style:font-family-generic="swiss" style:font-pitch="variable"/>
    <style:font-face style:name="Verdana1" svg:font-family="Verdana" style:font-adornments="Normale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2" style:family="table">
      <style:table-properties style:width="37.999cm" table:align="margins"/>
    </style:style>
    <style:style style:name="Tabella2.A" style:family="table-column">
      <style:table-column-properties style:column-width="3.784cm" style:rel-column-width="2145*"/>
    </style:style>
    <style:style style:name="Tabella2.B" style:family="table-column">
      <style:table-column-properties style:column-width="3.704cm" style:rel-column-width="2100*"/>
    </style:style>
    <style:style style:name="Tabella2.C" style:family="table-column">
      <style:table-column-properties style:column-width="2.727cm" style:rel-column-width="1546*"/>
    </style:style>
    <style:style style:name="Tabella2.D" style:family="table-column">
      <style:table-column-properties style:column-width="1.586cm" style:rel-column-width="899*"/>
    </style:style>
    <style:style style:name="Tabella2.F" style:family="table-column">
      <style:table-column-properties style:column-width="5.987cm" style:rel-column-width="3394*"/>
    </style:style>
    <style:style style:name="Tabella2.G" style:family="table-column">
      <style:table-column-properties style:column-width="3.115cm" style:rel-column-width="1766*"/>
    </style:style>
    <style:style style:name="Tabella2.H" style:family="table-column">
      <style:table-column-properties style:column-width="5.9cm" style:rel-column-width="3345*"/>
    </style:style>
    <style:style style:name="Tabella2.I" style:family="table-column">
      <style:table-column-properties style:column-width="2.884cm" style:rel-column-width="1635*"/>
    </style:style>
    <style:style style:name="Tabella2.J" style:family="table-column">
      <style:table-column-properties style:column-width="4.609cm" style:rel-column-width="2613*"/>
    </style:style>
    <style:style style:name="Tabella2.1" style:family="table-row">
      <style:table-row-properties style:min-row-height="1.392cm"/>
    </style:style>
    <style:style style:name="Tabella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2.J1" style:family="table-cell">
      <style:table-cell-properties style:vertical-align="bottom" fo:padding="0.097cm" fo:border="0.05pt solid #000000"/>
    </style:style>
    <style:style style:name="Tabella1" style:family="table">
      <style:table-properties style:width="37.968cm" fo:margin-left="0.018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3.785cm"/>
    </style:style>
    <style:style style:name="Tabella1.C" style:family="table-column">
      <style:table-column-properties style:column-width="2.727cm"/>
    </style:style>
    <style:style style:name="Tabella1.D" style:family="table-column">
      <style:table-column-properties style:column-width="1.584cm"/>
    </style:style>
    <style:style style:name="Tabella1.F" style:family="table-column">
      <style:table-column-properties style:column-width="6.006cm"/>
    </style:style>
    <style:style style:name="Tabella1.G" style:family="table-column">
      <style:table-column-properties style:column-width="3.096cm"/>
    </style:style>
    <style:style style:name="Tabella1.H" style:family="table-column">
      <style:table-column-properties style:column-width="5.9cm"/>
    </style:style>
    <style:style style:name="Tabella1.I" style:family="table-column">
      <style:table-column-properties style:column-width="2.884cm"/>
    </style:style>
    <style:style style:name="Tabella1.J" style:family="table-column">
      <style:table-column-properties style:column-width="4.57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style:vertical-align="top"/>
      <style:text-properties fo:color="#000000" style:font-name="Times New Roman" fo:font-size="14pt" fo:language="it" fo:country="IT" officeooo:paragraph-rsid="000b01b1" style:letter-kerning="true" style:font-name-asian="Times New Roman1" style:font-size-asian="14pt" style:language-asian="it" style:country-asian="IT" style:font-name-complex="Liberation Serif1" style:font-size-complex="12pt" style:language-complex="ar" style:country-complex="SA"/>
    </style:style>
    <style:style style:name="P2" style:family="paragraph" style:parent-style-name="Header">
      <style:paragraph-properties fo:text-align="center" style:justify-single-word="false" style:vertical-align="top"/>
      <style:text-properties officeooo:paragraph-rsid="000b01b1"/>
    </style:style>
    <style:style style:name="P3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top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0pt" fo:language="it" fo:country="IT" officeooo:paragraph-rsid="000b01b1" style:letter-kerning="true" style:font-name-asian="Times New Roman1" style:font-size-asian="10pt" style:language-asian="it" style:country-asian="IT" style:font-name-complex="Times New Roman1" style:font-size-complex="12pt" style:language-complex="ar" style:country-complex="SA" fo:hyphenate="false" fo:hyphenation-remain-char-count="2" fo:hyphenation-push-char-count="2"/>
    </style:style>
    <style:style style:name="P4" style:family="paragraph" style:parent-style-name="Header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top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0pt" fo:language="it" fo:country="IT" officeooo:paragraph-rsid="000b01b1" style:letter-kerning="true" style:font-name-asian="Times New Roman1" style:font-size-asian="10pt" style:language-asian="it" style:country-asian="IT" style:font-name-complex="Liberation Serif1" style:font-size-complex="10pt" style:language-complex="ar" style:country-complex="SA" fo:hyphenate="false" fo:hyphenation-remain-char-count="2" fo:hyphenation-push-char-count="2"/>
    </style:style>
    <style:style style:name="P5" style:family="paragraph" style:parent-style-name="Standard">
      <style:text-properties officeooo:rsid="000cdb7c" officeooo:paragraph-rsid="000cdb7c"/>
    </style:style>
    <style:style style:name="P6" style:family="paragraph" style:parent-style-name="Standard">
      <style:text-properties officeooo:paragraph-rsid="000e66b2"/>
    </style:style>
    <style:style style:name="P7" style:family="paragraph" style:parent-style-name="Standard">
      <style:text-properties officeooo:paragraph-rsid="00197c2f"/>
    </style:style>
    <style:style style:name="P8" style:family="paragraph" style:parent-style-name="Standard">
      <style:text-properties officeooo:paragraph-rsid="001ae9d1"/>
    </style:style>
    <style:style style:name="P9" style:family="paragraph" style:parent-style-name="Standard">
      <style:text-properties officeooo:paragraph-rsid="001dc6bc"/>
    </style:style>
    <style:style style:name="P10" style:family="paragraph" style:parent-style-name="Standard">
      <style:text-properties officeooo:paragraph-rsid="00201ccc"/>
    </style:style>
    <style:style style:name="P11" style:family="paragraph" style:parent-style-name="Standard">
      <style:text-properties officeooo:paragraph-rsid="0021c2d1"/>
    </style:style>
    <style:style style:name="P12" style:family="paragraph" style:parent-style-name="Standard">
      <style:text-properties officeooo:paragraph-rsid="00232d42"/>
    </style:style>
    <style:style style:name="P13" style:family="paragraph" style:parent-style-name="Standard">
      <style:text-properties officeooo:paragraph-rsid="00272eeb"/>
    </style:style>
    <style:style style:name="P14" style:family="paragraph" style:parent-style-name="Table_20_Contents">
      <style:text-properties fo:font-size="14pt" fo:font-weight="bold" officeooo:rsid="000cdb7c" officeooo:paragraph-rsid="000cdb7c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fo:font-size="14pt" fo:font-weight="bold" officeooo:rsid="000cdb7c" officeooo:paragraph-rsid="001ae9d1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fo:font-size="14pt" fo:font-weight="bold" officeooo:rsid="000cdb7c" officeooo:paragraph-rsid="0032dbd3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Verdana1" fo:font-size="14pt" style:font-size-asian="10.5pt" style:font-size-complex="14pt"/>
    </style:style>
    <style:style style:name="P18" style:family="paragraph" style:parent-style-name="Table_20_Contents">
      <style:text-properties style:font-name="Verdana1" fo:font-size="14pt" officeooo:paragraph-rsid="0032dbd3" style:font-size-asian="10.5pt" style:font-size-complex="14pt"/>
    </style:style>
    <style:style style:name="P19" style:family="paragraph" style:parent-style-name="Table_20_Contents">
      <style:paragraph-properties fo:text-align="center" style:justify-single-word="false" style:writing-mode="page"/>
      <style:text-properties fo:font-size="14pt" fo:font-weight="bold" officeooo:rsid="0032dbd3" officeooo:paragraph-rsid="0032dbd3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style:writing-mode="lr-tb"/>
    </style:style>
    <style:style style:name="P21" style:family="paragraph">
      <style:paragraph-properties fo:text-align="start"/>
      <style:text-properties fo:font-variant="normal" fo:text-transform="none" style:text-line-through-style="none" style:text-line-through-type="none" style:font-name="Verdana" fo:font-size="14pt" fo:font-style="normal" style:text-underline-style="none" fo:font-weight="bold" fo:background-color="transparent"/>
    </style:style>
    <style:style style:name="P22" style:family="paragraph">
      <style:paragraph-properties fo:text-align="end"/>
      <style:text-properties fo:font-variant="normal" fo:text-transform="none" style:text-line-through-style="none" style:text-line-through-type="none" style:font-name="Liberation Sans" fo:font-size="14pt" fo:font-style="normal" style:text-underline-style="none" fo:font-weight="normal" fo:background-color="transparent"/>
    </style:style>
    <style:style style:name="P23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style:font-name="Times New Roman" fo:font-size="14pt" fo:language="it" fo:country="IT" style:letter-kerning="true" style:font-name-asian="Times New Roman1" style:font-size-asian="14pt" style:language-asian="it" style:country-asian="IT" style:font-name-complex="Liberation Serif1" style:font-size-complex="12pt" style:language-complex="ar" style:country-complex="SA"/>
    </style:style>
    <style:style style:name="T3" style:family="text">
      <style:text-properties fo:color="#000000" style:font-name="Arial" fo:font-size="9pt" fo:language="it" fo:country="IT" style:letter-kerning="true" style:font-name-asian="Times New Roman1" style:font-size-asian="9pt" style:language-asian="it" style:country-asian="IT" style:font-name-complex="Liberation Serif1" style:font-size-complex="12pt" style:language-complex="ar" style:country-complex="SA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97c2f"/>
    </style:style>
    <style:style style:name="T6" style:family="text">
      <style:text-properties officeooo:rsid="001ae9d1"/>
    </style:style>
    <style:style style:name="T7" style:family="text">
      <style:text-properties officeooo:rsid="002da0c0"/>
    </style:style>
    <style:style style:name="T8" style:family="text">
      <style:text-properties officeooo:rsid="0032dbd3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ffffff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ampo di testo 1" form:control-implementation="ooo:com.sun.star.form.component.TextField" xml:id="control1" form:id="control1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ampo di testo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ampo di testo 6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3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8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2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28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8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8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3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8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8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3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8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3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8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3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8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4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9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24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29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4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9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4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9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4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9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4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9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4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9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4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9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4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9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0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5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20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25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0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5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0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5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0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5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0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5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0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5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0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5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0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5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00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2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7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22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27" form:control-implementation="ooo:com.sun.star.form.component.Text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2" form:control-implementation="ooo:com.sun.star.form.component.Text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7" form:control-implementation="ooo:com.sun.star.form.component.Text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2" form:control-implementation="ooo:com.sun.star.form.component.Text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7" form:control-implementation="ooo:com.sun.star.form.component.Text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2" form:control-implementation="ooo:com.sun.star.form.component.Text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7" form:control-implementation="ooo:com.sun.star.form.component.Text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2" form:control-implementation="ooo:com.sun.star.form.component.Text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7" form:control-implementation="ooo:com.sun.star.form.component.Text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2" form:control-implementation="ooo:com.sun.star.form.component.Text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7" form:control-implementation="ooo:com.sun.star.form.component.Text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2" form:control-implementation="ooo:com.sun.star.form.component.Text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7" form:control-implementation="ooo:com.sun.star.form.component.Text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2" form:control-implementation="ooo:com.sun.star.form.component.Text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7" form:control-implementation="ooo:com.sun.star.form.component.Text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02" form:control-implementation="ooo:com.sun.star.form.component.Text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1" form:control-implementation="ooo:com.sun.star.form.component.Text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6" form:control-implementation="ooo:com.sun.star.form.component.Text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21" form:control-implementation="ooo:com.sun.star.form.component.Text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26" form:control-implementation="ooo:com.sun.star.form.component.Text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1" form:control-implementation="ooo:com.sun.star.form.component.Text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6" form:control-implementation="ooo:com.sun.star.form.component.Text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1" form:control-implementation="ooo:com.sun.star.form.component.Text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6" form:control-implementation="ooo:com.sun.star.form.component.Text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1" form:control-implementation="ooo:com.sun.star.form.component.Text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6" form:control-implementation="ooo:com.sun.star.form.component.Text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1" form:control-implementation="ooo:com.sun.star.form.component.Text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6" form:control-implementation="ooo:com.sun.star.form.component.Text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1" form:control-implementation="ooo:com.sun.star.form.component.Text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6" form:control-implementation="ooo:com.sun.star.form.component.TextField" xml:id="control97" form:id="control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1" form:control-implementation="ooo:com.sun.star.form.component.TextField" xml:id="control98" form:id="control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6" form:control-implementation="ooo:com.sun.star.form.component.TextField" xml:id="control99" form:id="control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1" form:control-implementation="ooo:com.sun.star.form.component.TextField" xml:id="control100" form:id="control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6" form:control-implementation="ooo:com.sun.star.form.component.TextField" xml:id="control101" form:id="control1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01" form:control-implementation="ooo:com.sun.star.form.component.TextField" xml:id="control102" form:id="control1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Registro Ritiro Veicoli del</text:span> <text:s text:c="4"/><draw:control text:anchor-type="as-char" draw:z-index="0" draw:name="Forma1" draw:style-name="gr1" draw:text-style-name="P21" svg:width="3.735cm" svg:height="1.101cm" draw:control="control1"/> <text:tab/><text:tab/>SEDE: <draw:control text:anchor-type="as-char" draw:z-index="1" draw:name="Forma2" draw:style-name="gr1" draw:text-style-name="P21" svg:width="25.358cm" svg:height="1.101cm" draw:control="control2"/></text:p>
      <text:p text:style-name="P5"/>
      <text:p text:style-name="P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row table:style-name="Tabella2.1">
          <table:table-cell table:style-name="Tabella2.A1" office:value-type="string">
            <text:p text:style-name="P15">Data/<text:span text:style-name="T6">ora </text:span>Inizio</text:p>
          </table:table-cell>
          <table:table-cell table:style-name="Tabella2.A1" office:value-type="string">
            <text:p text:style-name="P14">Data/<text:span text:style-name="T6">Ora </text:span>Fine</text:p>
          </table:table-cell>
          <table:table-cell table:style-name="Tabella2.A1" office:value-type="string">
            <text:p text:style-name="P14">Targa</text:p>
          </table:table-cell>
          <table:table-cell table:style-name="Tabella2.A1" office:value-type="string">
            <text:p text:style-name="P14">Nu<text:span text:style-name="T6">m.</text:span></text:p>
          </table:table-cell>
          <table:table-cell table:style-name="Tabella2.A1" office:value-type="string">
            <text:p text:style-name="P14">Prenotante</text:p>
          </table:table-cell>
          <table:table-cell table:style-name="Tabella2.A1" office:value-type="string">
            <text:p text:style-name="P16">Data <text:span text:style-name="T5">e ora</text:span></text:p>
            <text:p text:style-name="P16"><text:span text:style-name="T8">prelievo </text:span>chiavi</text:p>
          </table:table-cell>
          <table:table-cell table:style-name="Tabella2.A1" office:value-type="string">
            <text:p text:style-name="P14">Firma</text:p>
          </table:table-cell>
          <table:table-cell table:style-name="Tabella2.A1" office:value-type="string">
            <text:p text:style-name="P16">Data <text:span text:style-name="T7">e ora </text:span></text:p>
            <text:p text:style-name="P16"><text:span text:style-name="T8">riconsegna </text:span>chiavi</text:p>
          </table:table-cell>
          <table:table-cell table:style-name="Tabella2.A1" office:value-type="string">
            <text:p text:style-name="P14">Firma</text:p>
          </table:table-cell>
          <table:table-cell table:style-name="Tabella2.J1" office:value-type="string">
            <text:p text:style-name="P19">Problemi o guasti </text:p>
            <text:p text:style-name="P19">(si-no) dove ?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A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>
          <table:table-cell table:style-name="Tabella1.A1" office:value-type="string">
            <text:p text:style-name="P9"><draw:control text:anchor-type="as-char" draw:z-index="8" draw:name="Forma3" draw:style-name="gr2" draw:text-style-name="P23" svg:width="3.451cm" svg:height="0.66cm" draw:control="control7"/></text:p>
          </table:table-cell>
          <table:table-cell table:style-name="Tabella1.A1" office:value-type="string">
            <text:p text:style-name="P7"><draw:control text:anchor-type="as-char" draw:z-index="6" draw:name="Forma3" draw:style-name="gr2" draw:text-style-name="P23" svg:width="3.451cm" svg:height="0.66cm" draw:control="control5"/></text:p>
          </table:table-cell>
          <table:table-cell table:style-name="Tabella1.A1" office:value-type="string">
            <text:p text:style-name="P8"><draw:control text:anchor-type="as-char" svg:y="-0.33cm" draw:z-index="7" draw:name="Forma4" draw:style-name="gr3" draw:text-style-name="P23" svg:width="2.451cm" svg:height="0.66cm" draw:control="control6"/></text:p>
          </table:table-cell>
          <table:table-cell table:style-name="Tabella1.A1" office:value-type="string">
            <text:p text:style-name="P6"><draw:control text:anchor-type="as-char" draw:z-index="2" draw:name="Forma3" draw:style-name="gr2" draw:text-style-name="P22" svg:width="1.301cm" svg:height="0.66cm" draw:control="control3"/></text:p>
          </table:table-cell>
          <table:table-cell table:style-name="Tabella1.A1" office:value-type="string">
            <text:p text:style-name="Table_20_Contents"><draw:control text:anchor-type="as-char" draw:z-index="3" draw:name="Forma4" draw:style-name="gr2" draw:text-style-name="P23" svg:width="3.5cm" svg:height="0.66cm" draw:control="control4"/></text:p>
          </table:table-cell>
          <table:table-cell table:style-name="Tabella1.A1" office:value-type="string">
            <text:p text:style-name="P17">___/__/____<text:span text:style-name="T8"> h___:__</text:span></text:p>
          </table:table-cell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8">___/__/____<text:span text:style-name="T8"> h___:__</text:span></text:p>
          </table:table-cell>
          <table:table-cell table:style-name="Tabella1.A1" office:value-type="string">
            <text:p text:style-name="Table_20_Contents"/>
          </table:table-cell>
          <table:table-cell table:style-name="Tabella1.J1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9" draw:name="Forma3" draw:style-name="gr2" draw:text-style-name="P23" svg:width="3.451cm" svg:height="0.66cm" draw:control="control8"/></text:p>
          </table:table-cell>
          <table:table-cell table:style-name="Tabella1.A2" office:value-type="string">
            <text:p text:style-name="P10"><draw:control text:anchor-type="as-char" draw:z-index="28" draw:name="Forma3" draw:style-name="gr2" draw:text-style-name="P23" svg:width="3.451cm" svg:height="0.66cm" draw:control="control27"/></text:p>
          </table:table-cell>
          <table:table-cell table:style-name="Tabella1.A2" office:value-type="string">
            <text:p text:style-name="P11"><draw:control text:anchor-type="as-char" draw:z-index="47" draw:name="Forma4" draw:style-name="gr2" draw:text-style-name="P23" svg:width="2.451cm" svg:height="0.66cm" draw:control="control46"/></text:p>
          </table:table-cell>
          <table:table-cell table:style-name="Tabella1.A2" office:value-type="string">
            <text:p text:style-name="P13"><draw:control text:anchor-type="as-char" draw:z-index="85" draw:name="Forma3" draw:style-name="gr2" draw:text-style-name="P22" svg:width="1.301cm" svg:height="0.66cm" draw:control="control84"/></text:p>
          </table:table-cell>
          <table:table-cell table:style-name="Tabella1.A2" office:value-type="string">
            <text:p text:style-name="P12"><draw:control text:anchor-type="as-char" draw:z-index="66" draw:name="Forma4" draw:style-name="gr2" draw:text-style-name="P23" svg:width="3.5cm" svg:height="0.66cm" draw:control="control65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10" draw:name="Forma3" draw:style-name="gr2" draw:text-style-name="P23" svg:width="3.451cm" svg:height="0.66cm" draw:control="control9"/></text:p>
          </table:table-cell>
          <table:table-cell table:style-name="Tabella1.A2" office:value-type="string">
            <text:p text:style-name="P10"><draw:control text:anchor-type="as-char" draw:z-index="29" draw:name="Forma3" draw:style-name="gr2" draw:text-style-name="P23" svg:width="3.451cm" svg:height="0.66cm" draw:control="control28"/></text:p>
          </table:table-cell>
          <table:table-cell table:style-name="Tabella1.A2" office:value-type="string">
            <text:p text:style-name="P11"><draw:control text:anchor-type="as-char" draw:z-index="48" draw:name="Forma4" draw:style-name="gr2" draw:text-style-name="P23" svg:width="2.451cm" svg:height="0.66cm" draw:control="control47"/></text:p>
          </table:table-cell>
          <table:table-cell table:style-name="Tabella1.A2" office:value-type="string">
            <text:p text:style-name="P13"><draw:control text:anchor-type="as-char" draw:z-index="86" draw:name="Forma3" draw:style-name="gr2" draw:text-style-name="P22" svg:width="1.301cm" svg:height="0.66cm" draw:control="control85"/></text:p>
          </table:table-cell>
          <table:table-cell table:style-name="Tabella1.A2" office:value-type="string">
            <text:p text:style-name="P12"><draw:control text:anchor-type="as-char" draw:z-index="67" draw:name="Forma4" draw:style-name="gr2" draw:text-style-name="P23" svg:width="3.5cm" svg:height="0.66cm" draw:control="control66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11" draw:name="Forma3" draw:style-name="gr2" draw:text-style-name="P23" svg:width="3.451cm" svg:height="0.66cm" draw:control="control10"/></text:p>
          </table:table-cell>
          <table:table-cell table:style-name="Tabella1.A2" office:value-type="string">
            <text:p text:style-name="P10"><draw:control text:anchor-type="as-char" draw:z-index="30" draw:name="Forma3" draw:style-name="gr2" draw:text-style-name="P23" svg:width="3.451cm" svg:height="0.66cm" draw:control="control29"/></text:p>
          </table:table-cell>
          <table:table-cell table:style-name="Tabella1.A2" office:value-type="string">
            <text:p text:style-name="P11"><draw:control text:anchor-type="as-char" draw:z-index="49" draw:name="Forma4" draw:style-name="gr2" draw:text-style-name="P23" svg:width="2.451cm" svg:height="0.66cm" draw:control="control48"/></text:p>
          </table:table-cell>
          <table:table-cell table:style-name="Tabella1.A2" office:value-type="string">
            <text:p text:style-name="P13"><draw:control text:anchor-type="as-char" draw:z-index="87" draw:name="Forma3" draw:style-name="gr2" draw:text-style-name="P22" svg:width="1.301cm" svg:height="0.66cm" draw:control="control86"/></text:p>
          </table:table-cell>
          <table:table-cell table:style-name="Tabella1.A2" office:value-type="string">
            <text:p text:style-name="P12"><draw:control text:anchor-type="as-char" draw:z-index="68" draw:name="Forma4" draw:style-name="gr2" draw:text-style-name="P23" svg:width="3.5cm" svg:height="0.66cm" draw:control="control67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12" draw:name="Forma3" draw:style-name="gr2" draw:text-style-name="P23" svg:width="3.451cm" svg:height="0.66cm" draw:control="control11"/></text:p>
          </table:table-cell>
          <table:table-cell table:style-name="Tabella1.A2" office:value-type="string">
            <text:p text:style-name="P10"><draw:control text:anchor-type="as-char" draw:z-index="31" draw:name="Forma3" draw:style-name="gr2" draw:text-style-name="P23" svg:width="3.451cm" svg:height="0.66cm" draw:control="control30"/></text:p>
          </table:table-cell>
          <table:table-cell table:style-name="Tabella1.A2" office:value-type="string">
            <text:p text:style-name="P11"><draw:control text:anchor-type="as-char" draw:z-index="50" draw:name="Forma4" draw:style-name="gr2" draw:text-style-name="P23" svg:width="2.451cm" svg:height="0.66cm" draw:control="control49"/></text:p>
          </table:table-cell>
          <table:table-cell table:style-name="Tabella1.A2" office:value-type="string">
            <text:p text:style-name="P13"><draw:control text:anchor-type="as-char" draw:z-index="88" draw:name="Forma3" draw:style-name="gr2" draw:text-style-name="P22" svg:width="1.301cm" svg:height="0.66cm" draw:control="control87"/></text:p>
          </table:table-cell>
          <table:table-cell table:style-name="Tabella1.A2" office:value-type="string">
            <text:p text:style-name="P12"><draw:control text:anchor-type="as-char" draw:z-index="69" draw:name="Forma4" draw:style-name="gr2" draw:text-style-name="P23" svg:width="3.5cm" svg:height="0.66cm" draw:control="control68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13" draw:name="Forma3" draw:style-name="gr2" draw:text-style-name="P23" svg:width="3.451cm" svg:height="0.66cm" draw:control="control12"/></text:p>
          </table:table-cell>
          <table:table-cell table:style-name="Tabella1.A2" office:value-type="string">
            <text:p text:style-name="P10"><draw:control text:anchor-type="as-char" draw:z-index="32" draw:name="Forma3" draw:style-name="gr2" draw:text-style-name="P23" svg:width="3.451cm" svg:height="0.66cm" draw:control="control31"/></text:p>
          </table:table-cell>
          <table:table-cell table:style-name="Tabella1.A2" office:value-type="string">
            <text:p text:style-name="P11"><draw:control text:anchor-type="as-char" draw:z-index="51" draw:name="Forma4" draw:style-name="gr2" draw:text-style-name="P23" svg:width="2.451cm" svg:height="0.66cm" draw:control="control50"/></text:p>
          </table:table-cell>
          <table:table-cell table:style-name="Tabella1.A2" office:value-type="string">
            <text:p text:style-name="P13"><draw:control text:anchor-type="as-char" draw:z-index="89" draw:name="Forma3" draw:style-name="gr2" draw:text-style-name="P22" svg:width="1.301cm" svg:height="0.66cm" draw:control="control88"/></text:p>
          </table:table-cell>
          <table:table-cell table:style-name="Tabella1.A2" office:value-type="string">
            <text:p text:style-name="P12"><draw:control text:anchor-type="as-char" draw:z-index="70" draw:name="Forma4" draw:style-name="gr2" draw:text-style-name="P23" svg:width="3.5cm" svg:height="0.66cm" draw:control="control69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14" draw:name="Forma3" draw:style-name="gr2" draw:text-style-name="P23" svg:width="3.451cm" svg:height="0.66cm" draw:control="control13"/></text:p>
          </table:table-cell>
          <table:table-cell table:style-name="Tabella1.A2" office:value-type="string">
            <text:p text:style-name="P10"><draw:control text:anchor-type="as-char" draw:z-index="33" draw:name="Forma3" draw:style-name="gr2" draw:text-style-name="P23" svg:width="3.451cm" svg:height="0.66cm" draw:control="control32"/></text:p>
          </table:table-cell>
          <table:table-cell table:style-name="Tabella1.A2" office:value-type="string">
            <text:p text:style-name="P11"><draw:control text:anchor-type="as-char" draw:z-index="52" draw:name="Forma4" draw:style-name="gr2" draw:text-style-name="P23" svg:width="2.451cm" svg:height="0.66cm" draw:control="control51"/></text:p>
          </table:table-cell>
          <table:table-cell table:style-name="Tabella1.A2" office:value-type="string">
            <text:p text:style-name="P13"><draw:control text:anchor-type="as-char" draw:z-index="90" draw:name="Forma3" draw:style-name="gr2" draw:text-style-name="P22" svg:width="1.301cm" svg:height="0.66cm" draw:control="control89"/></text:p>
          </table:table-cell>
          <table:table-cell table:style-name="Tabella1.A2" office:value-type="string">
            <text:p text:style-name="P12"><draw:control text:anchor-type="as-char" draw:z-index="71" draw:name="Forma4" draw:style-name="gr2" draw:text-style-name="P23" svg:width="3.5cm" svg:height="0.66cm" draw:control="control70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15" draw:name="Forma3" draw:style-name="gr2" draw:text-style-name="P23" svg:width="3.451cm" svg:height="0.66cm" draw:control="control14"/></text:p>
          </table:table-cell>
          <table:table-cell table:style-name="Tabella1.A2" office:value-type="string">
            <text:p text:style-name="P10"><draw:control text:anchor-type="as-char" draw:z-index="34" draw:name="Forma3" draw:style-name="gr2" draw:text-style-name="P23" svg:width="3.451cm" svg:height="0.66cm" draw:control="control33"/></text:p>
          </table:table-cell>
          <table:table-cell table:style-name="Tabella1.A2" office:value-type="string">
            <text:p text:style-name="P11"><draw:control text:anchor-type="as-char" draw:z-index="53" draw:name="Forma4" draw:style-name="gr2" draw:text-style-name="P23" svg:width="2.451cm" svg:height="0.66cm" draw:control="control52"/></text:p>
          </table:table-cell>
          <table:table-cell table:style-name="Tabella1.A2" office:value-type="string">
            <text:p text:style-name="P13"><draw:control text:anchor-type="as-char" draw:z-index="91" draw:name="Forma3" draw:style-name="gr2" draw:text-style-name="P22" svg:width="1.301cm" svg:height="0.66cm" draw:control="control90"/></text:p>
          </table:table-cell>
          <table:table-cell table:style-name="Tabella1.A2" office:value-type="string">
            <text:p text:style-name="P12"><draw:control text:anchor-type="as-char" draw:z-index="72" draw:name="Forma4" draw:style-name="gr2" draw:text-style-name="P23" svg:width="3.5cm" svg:height="0.66cm" draw:control="control71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16" draw:name="Forma3" draw:style-name="gr2" draw:text-style-name="P23" svg:width="3.451cm" svg:height="0.66cm" draw:control="control15"/></text:p>
          </table:table-cell>
          <table:table-cell table:style-name="Tabella1.A2" office:value-type="string">
            <text:p text:style-name="P10"><draw:control text:anchor-type="as-char" draw:z-index="35" draw:name="Forma3" draw:style-name="gr2" draw:text-style-name="P23" svg:width="3.451cm" svg:height="0.66cm" draw:control="control34"/></text:p>
          </table:table-cell>
          <table:table-cell table:style-name="Tabella1.A2" office:value-type="string">
            <text:p text:style-name="P11"><draw:control text:anchor-type="as-char" draw:z-index="54" draw:name="Forma4" draw:style-name="gr2" draw:text-style-name="P23" svg:width="2.451cm" svg:height="0.66cm" draw:control="control53"/></text:p>
          </table:table-cell>
          <table:table-cell table:style-name="Tabella1.A2" office:value-type="string">
            <text:p text:style-name="P13"><draw:control text:anchor-type="as-char" draw:z-index="92" draw:name="Forma3" draw:style-name="gr2" draw:text-style-name="P22" svg:width="1.301cm" svg:height="0.66cm" draw:control="control91"/></text:p>
          </table:table-cell>
          <table:table-cell table:style-name="Tabella1.A2" office:value-type="string">
            <text:p text:style-name="P12"><draw:control text:anchor-type="as-char" draw:z-index="73" draw:name="Forma4" draw:style-name="gr2" draw:text-style-name="P23" svg:width="3.5cm" svg:height="0.66cm" draw:control="control72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17" draw:name="Forma3" draw:style-name="gr2" draw:text-style-name="P23" svg:width="3.451cm" svg:height="0.66cm" draw:control="control16"/></text:p>
          </table:table-cell>
          <table:table-cell table:style-name="Tabella1.A2" office:value-type="string">
            <text:p text:style-name="P10"><draw:control text:anchor-type="as-char" draw:z-index="36" draw:name="Forma3" draw:style-name="gr2" draw:text-style-name="P23" svg:width="3.451cm" svg:height="0.66cm" draw:control="control35"/></text:p>
          </table:table-cell>
          <table:table-cell table:style-name="Tabella1.A2" office:value-type="string">
            <text:p text:style-name="P11"><draw:control text:anchor-type="as-char" draw:z-index="55" draw:name="Forma4" draw:style-name="gr2" draw:text-style-name="P23" svg:width="2.451cm" svg:height="0.66cm" draw:control="control54"/></text:p>
          </table:table-cell>
          <table:table-cell table:style-name="Tabella1.A2" office:value-type="string">
            <text:p text:style-name="P13"><draw:control text:anchor-type="as-char" draw:z-index="93" draw:name="Forma3" draw:style-name="gr2" draw:text-style-name="P22" svg:width="1.301cm" svg:height="0.66cm" draw:control="control92"/></text:p>
          </table:table-cell>
          <table:table-cell table:style-name="Tabella1.A2" office:value-type="string">
            <text:p text:style-name="P12"><draw:control text:anchor-type="as-char" draw:z-index="74" draw:name="Forma4" draw:style-name="gr2" draw:text-style-name="P23" svg:width="3.5cm" svg:height="0.66cm" draw:control="control73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18" draw:name="Forma3" draw:style-name="gr2" draw:text-style-name="P23" svg:width="3.451cm" svg:height="0.66cm" draw:control="control17"/></text:p>
          </table:table-cell>
          <table:table-cell table:style-name="Tabella1.A2" office:value-type="string">
            <text:p text:style-name="P10"><draw:control text:anchor-type="as-char" draw:z-index="37" draw:name="Forma3" draw:style-name="gr2" draw:text-style-name="P23" svg:width="3.451cm" svg:height="0.66cm" draw:control="control36"/></text:p>
          </table:table-cell>
          <table:table-cell table:style-name="Tabella1.A2" office:value-type="string">
            <text:p text:style-name="P11"><draw:control text:anchor-type="as-char" draw:z-index="56" draw:name="Forma4" draw:style-name="gr2" draw:text-style-name="P23" svg:width="2.451cm" svg:height="0.66cm" draw:control="control55"/></text:p>
          </table:table-cell>
          <table:table-cell table:style-name="Tabella1.A2" office:value-type="string">
            <text:p text:style-name="P13"><draw:control text:anchor-type="as-char" draw:z-index="94" draw:name="Forma3" draw:style-name="gr2" draw:text-style-name="P22" svg:width="1.301cm" svg:height="0.66cm" draw:control="control93"/></text:p>
          </table:table-cell>
          <table:table-cell table:style-name="Tabella1.A2" office:value-type="string">
            <text:p text:style-name="P12"><draw:control text:anchor-type="as-char" draw:z-index="75" draw:name="Forma4" draw:style-name="gr2" draw:text-style-name="P23" svg:width="3.5cm" svg:height="0.66cm" draw:control="control74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19" draw:name="Forma3" draw:style-name="gr2" draw:text-style-name="P23" svg:width="3.451cm" svg:height="0.66cm" draw:control="control18"/></text:p>
          </table:table-cell>
          <table:table-cell table:style-name="Tabella1.A2" office:value-type="string">
            <text:p text:style-name="P10"><draw:control text:anchor-type="as-char" draw:z-index="38" draw:name="Forma3" draw:style-name="gr2" draw:text-style-name="P23" svg:width="3.451cm" svg:height="0.66cm" draw:control="control37"/></text:p>
          </table:table-cell>
          <table:table-cell table:style-name="Tabella1.A2" office:value-type="string">
            <text:p text:style-name="P11"><draw:control text:anchor-type="as-char" draw:z-index="57" draw:name="Forma4" draw:style-name="gr2" draw:text-style-name="P23" svg:width="2.451cm" svg:height="0.66cm" draw:control="control56"/></text:p>
          </table:table-cell>
          <table:table-cell table:style-name="Tabella1.A2" office:value-type="string">
            <text:p text:style-name="P13"><draw:control text:anchor-type="as-char" draw:z-index="95" draw:name="Forma3" draw:style-name="gr2" draw:text-style-name="P22" svg:width="1.301cm" svg:height="0.66cm" draw:control="control94"/></text:p>
          </table:table-cell>
          <table:table-cell table:style-name="Tabella1.A2" office:value-type="string">
            <text:p text:style-name="P12"><draw:control text:anchor-type="as-char" draw:z-index="76" draw:name="Forma4" draw:style-name="gr2" draw:text-style-name="P23" svg:width="3.5cm" svg:height="0.66cm" draw:control="control75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20" draw:name="Forma3" draw:style-name="gr2" draw:text-style-name="P23" svg:width="3.451cm" svg:height="0.66cm" draw:control="control19"/></text:p>
          </table:table-cell>
          <table:table-cell table:style-name="Tabella1.A2" office:value-type="string">
            <text:p text:style-name="P10"><draw:control text:anchor-type="as-char" draw:z-index="39" draw:name="Forma3" draw:style-name="gr2" draw:text-style-name="P23" svg:width="3.451cm" svg:height="0.66cm" draw:control="control38"/></text:p>
          </table:table-cell>
          <table:table-cell table:style-name="Tabella1.A2" office:value-type="string">
            <text:p text:style-name="P11"><draw:control text:anchor-type="as-char" draw:z-index="58" draw:name="Forma4" draw:style-name="gr2" draw:text-style-name="P23" svg:width="2.451cm" svg:height="0.66cm" draw:control="control57"/></text:p>
          </table:table-cell>
          <table:table-cell table:style-name="Tabella1.A2" office:value-type="string">
            <text:p text:style-name="P13"><draw:control text:anchor-type="as-char" draw:z-index="96" draw:name="Forma3" draw:style-name="gr2" draw:text-style-name="P22" svg:width="1.301cm" svg:height="0.66cm" draw:control="control95"/></text:p>
          </table:table-cell>
          <table:table-cell table:style-name="Tabella1.A2" office:value-type="string">
            <text:p text:style-name="P12"><draw:control text:anchor-type="as-char" draw:z-index="77" draw:name="Forma4" draw:style-name="gr2" draw:text-style-name="P23" svg:width="3.5cm" svg:height="0.66cm" draw:control="control76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21" draw:name="Forma3" draw:style-name="gr2" draw:text-style-name="P23" svg:width="3.451cm" svg:height="0.66cm" draw:control="control20"/></text:p>
          </table:table-cell>
          <table:table-cell table:style-name="Tabella1.A2" office:value-type="string">
            <text:p text:style-name="P10"><draw:control text:anchor-type="as-char" draw:z-index="40" draw:name="Forma3" draw:style-name="gr2" draw:text-style-name="P23" svg:width="3.451cm" svg:height="0.66cm" draw:control="control39"/></text:p>
          </table:table-cell>
          <table:table-cell table:style-name="Tabella1.A2" office:value-type="string">
            <text:p text:style-name="P11"><draw:control text:anchor-type="as-char" draw:z-index="59" draw:name="Forma4" draw:style-name="gr2" draw:text-style-name="P23" svg:width="2.451cm" svg:height="0.66cm" draw:control="control58"/></text:p>
          </table:table-cell>
          <table:table-cell table:style-name="Tabella1.A2" office:value-type="string">
            <text:p text:style-name="P13"><draw:control text:anchor-type="as-char" draw:z-index="97" draw:name="Forma3" draw:style-name="gr2" draw:text-style-name="P22" svg:width="1.301cm" svg:height="0.66cm" draw:control="control96"/></text:p>
          </table:table-cell>
          <table:table-cell table:style-name="Tabella1.A2" office:value-type="string">
            <text:p text:style-name="P12"><draw:control text:anchor-type="as-char" draw:z-index="78" draw:name="Forma4" draw:style-name="gr2" draw:text-style-name="P23" svg:width="3.5cm" svg:height="0.66cm" draw:control="control77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22" draw:name="Forma3" draw:style-name="gr2" draw:text-style-name="P23" svg:width="3.451cm" svg:height="0.66cm" draw:control="control21"/></text:p>
          </table:table-cell>
          <table:table-cell table:style-name="Tabella1.A2" office:value-type="string">
            <text:p text:style-name="P10"><draw:control text:anchor-type="as-char" draw:z-index="41" draw:name="Forma3" draw:style-name="gr2" draw:text-style-name="P23" svg:width="3.451cm" svg:height="0.66cm" draw:control="control40"/></text:p>
          </table:table-cell>
          <table:table-cell table:style-name="Tabella1.A2" office:value-type="string">
            <text:p text:style-name="P11"><draw:control text:anchor-type="as-char" draw:z-index="60" draw:name="Forma4" draw:style-name="gr2" draw:text-style-name="P23" svg:width="2.451cm" svg:height="0.66cm" draw:control="control59"/></text:p>
          </table:table-cell>
          <table:table-cell table:style-name="Tabella1.A2" office:value-type="string">
            <text:p text:style-name="P13"><draw:control text:anchor-type="as-char" draw:z-index="98" draw:name="Forma3" draw:style-name="gr2" draw:text-style-name="P22" svg:width="1.301cm" svg:height="0.66cm" draw:control="control97"/></text:p>
          </table:table-cell>
          <table:table-cell table:style-name="Tabella1.A2" office:value-type="string">
            <text:p text:style-name="P12"><draw:control text:anchor-type="as-char" draw:z-index="79" draw:name="Forma4" draw:style-name="gr2" draw:text-style-name="P23" svg:width="3.5cm" svg:height="0.66cm" draw:control="control78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23" draw:name="Forma3" draw:style-name="gr2" draw:text-style-name="P23" svg:width="3.451cm" svg:height="0.66cm" draw:control="control22"/></text:p>
          </table:table-cell>
          <table:table-cell table:style-name="Tabella1.A2" office:value-type="string">
            <text:p text:style-name="P10"><draw:control text:anchor-type="as-char" draw:z-index="42" draw:name="Forma3" draw:style-name="gr2" draw:text-style-name="P23" svg:width="3.451cm" svg:height="0.66cm" draw:control="control41"/></text:p>
          </table:table-cell>
          <table:table-cell table:style-name="Tabella1.A2" office:value-type="string">
            <text:p text:style-name="P11"><draw:control text:anchor-type="as-char" draw:z-index="61" draw:name="Forma4" draw:style-name="gr2" draw:text-style-name="P23" svg:width="2.451cm" svg:height="0.66cm" draw:control="control60"/></text:p>
          </table:table-cell>
          <table:table-cell table:style-name="Tabella1.A2" office:value-type="string">
            <text:p text:style-name="P13"><draw:control text:anchor-type="as-char" draw:z-index="99" draw:name="Forma3" draw:style-name="gr2" draw:text-style-name="P22" svg:width="1.301cm" svg:height="0.66cm" draw:control="control98"/></text:p>
          </table:table-cell>
          <table:table-cell table:style-name="Tabella1.A2" office:value-type="string">
            <text:p text:style-name="P12"><draw:control text:anchor-type="as-char" draw:z-index="80" draw:name="Forma4" draw:style-name="gr2" draw:text-style-name="P23" svg:width="3.5cm" svg:height="0.66cm" draw:control="control79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24" draw:name="Forma3" draw:style-name="gr2" draw:text-style-name="P23" svg:width="3.451cm" svg:height="0.66cm" draw:control="control23"/></text:p>
          </table:table-cell>
          <table:table-cell table:style-name="Tabella1.A2" office:value-type="string">
            <text:p text:style-name="P10"><draw:control text:anchor-type="as-char" draw:z-index="43" draw:name="Forma3" draw:style-name="gr2" draw:text-style-name="P23" svg:width="3.451cm" svg:height="0.66cm" draw:control="control42"/></text:p>
          </table:table-cell>
          <table:table-cell table:style-name="Tabella1.A2" office:value-type="string">
            <text:p text:style-name="P11"><draw:control text:anchor-type="as-char" draw:z-index="62" draw:name="Forma4" draw:style-name="gr2" draw:text-style-name="P23" svg:width="2.451cm" svg:height="0.66cm" draw:control="control61"/></text:p>
          </table:table-cell>
          <table:table-cell table:style-name="Tabella1.A2" office:value-type="string">
            <text:p text:style-name="P13"><draw:control text:anchor-type="as-char" draw:z-index="100" draw:name="Forma3" draw:style-name="gr2" draw:text-style-name="P22" svg:width="1.301cm" svg:height="0.66cm" draw:control="control99"/></text:p>
          </table:table-cell>
          <table:table-cell table:style-name="Tabella1.A2" office:value-type="string">
            <text:p text:style-name="P12"><draw:control text:anchor-type="as-char" draw:z-index="81" draw:name="Forma4" draw:style-name="gr2" draw:text-style-name="P23" svg:width="3.5cm" svg:height="0.66cm" draw:control="control80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25" draw:name="Forma3" draw:style-name="gr2" draw:text-style-name="P23" svg:width="3.451cm" svg:height="0.66cm" draw:control="control24"/></text:p>
          </table:table-cell>
          <table:table-cell table:style-name="Tabella1.A2" office:value-type="string">
            <text:p text:style-name="P10"><draw:control text:anchor-type="as-char" draw:z-index="44" draw:name="Forma3" draw:style-name="gr2" draw:text-style-name="P23" svg:width="3.451cm" svg:height="0.66cm" draw:control="control43"/></text:p>
          </table:table-cell>
          <table:table-cell table:style-name="Tabella1.A2" office:value-type="string">
            <text:p text:style-name="P11"><draw:control text:anchor-type="as-char" draw:z-index="63" draw:name="Forma4" draw:style-name="gr2" draw:text-style-name="P23" svg:width="2.451cm" svg:height="0.66cm" draw:control="control62"/></text:p>
          </table:table-cell>
          <table:table-cell table:style-name="Tabella1.A2" office:value-type="string">
            <text:p text:style-name="P13"><draw:control text:anchor-type="as-char" draw:z-index="101" draw:name="Forma3" draw:style-name="gr2" draw:text-style-name="P22" svg:width="1.301cm" svg:height="0.66cm" draw:control="control100"/></text:p>
          </table:table-cell>
          <table:table-cell table:style-name="Tabella1.A2" office:value-type="string">
            <text:p text:style-name="P12"><draw:control text:anchor-type="as-char" draw:z-index="82" draw:name="Forma4" draw:style-name="gr2" draw:text-style-name="P23" svg:width="3.5cm" svg:height="0.66cm" draw:control="control81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26" draw:name="Forma3" draw:style-name="gr2" draw:text-style-name="P23" svg:width="3.451cm" svg:height="0.66cm" draw:control="control25"/></text:p>
          </table:table-cell>
          <table:table-cell table:style-name="Tabella1.A2" office:value-type="string">
            <text:p text:style-name="P10"><draw:control text:anchor-type="as-char" draw:z-index="45" draw:name="Forma3" draw:style-name="gr2" draw:text-style-name="P23" svg:width="3.451cm" svg:height="0.66cm" draw:control="control44"/></text:p>
          </table:table-cell>
          <table:table-cell table:style-name="Tabella1.A2" office:value-type="string">
            <text:p text:style-name="P11"><draw:control text:anchor-type="as-char" draw:z-index="64" draw:name="Forma4" draw:style-name="gr2" draw:text-style-name="P23" svg:width="2.451cm" svg:height="0.66cm" draw:control="control63"/></text:p>
          </table:table-cell>
          <table:table-cell table:style-name="Tabella1.A2" office:value-type="string">
            <text:p text:style-name="P13"><draw:control text:anchor-type="as-char" draw:z-index="102" draw:name="Forma3" draw:style-name="gr2" draw:text-style-name="P22" svg:width="1.301cm" svg:height="0.66cm" draw:control="control101"/></text:p>
          </table:table-cell>
          <table:table-cell table:style-name="Tabella1.A2" office:value-type="string">
            <text:p text:style-name="P12"><draw:control text:anchor-type="as-char" draw:z-index="83" draw:name="Forma4" draw:style-name="gr2" draw:text-style-name="P23" svg:width="3.5cm" svg:height="0.66cm" draw:control="control82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P10"><draw:control text:anchor-type="as-char" draw:z-index="27" draw:name="Forma3" draw:style-name="gr2" draw:text-style-name="P23" svg:width="3.451cm" svg:height="0.66cm" draw:control="control26"/></text:p>
          </table:table-cell>
          <table:table-cell table:style-name="Tabella1.A2" office:value-type="string">
            <text:p text:style-name="P10"><draw:control text:anchor-type="as-char" draw:z-index="46" draw:name="Forma3" draw:style-name="gr2" draw:text-style-name="P23" svg:width="3.451cm" svg:height="0.66cm" draw:control="control45"/></text:p>
          </table:table-cell>
          <table:table-cell table:style-name="Tabella1.A2" office:value-type="string">
            <text:p text:style-name="P11"><draw:control text:anchor-type="as-char" draw:z-index="65" draw:name="Forma4" draw:style-name="gr2" draw:text-style-name="P23" svg:width="2.451cm" svg:height="0.66cm" draw:control="control64"/></text:p>
          </table:table-cell>
          <table:table-cell table:style-name="Tabella1.A2" office:value-type="string">
            <text:p text:style-name="P13"><draw:control text:anchor-type="as-char" draw:z-index="103" draw:name="Forma3" draw:style-name="gr2" draw:text-style-name="P22" svg:width="1.301cm" svg:height="0.66cm" draw:control="control102"/></text:p>
          </table:table-cell>
          <table:table-cell table:style-name="Tabella1.A2" office:value-type="string">
            <text:p text:style-name="P12"><draw:control text:anchor-type="as-char" draw:z-index="84" draw:name="Forma4" draw:style-name="gr2" draw:text-style-name="P23" svg:width="3.5cm" svg:height="0.66cm" draw:control="control83"/></text:p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P18">___/__/____<text:span text:style-name="T8"> h___:__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Grassetto" style:font-family-generic="swiss" style:font-pitch="variable"/>
    <style:font-face style:name="Verdana1" svg:font-family="Verdana" style:font-adornments="Normale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vertical-align="top"/>
      <style:text-properties fo:color="#000000" style:font-name="Times New Roman" fo:font-size="14pt" fo:language="it" fo:country="IT" officeooo:paragraph-rsid="000b01b1" style:letter-kerning="true" style:font-name-asian="Times New Roman1" style:font-size-asian="14pt" style:language-asian="it" style:country-asian="IT" style:font-name-complex="Liberation Serif1" style:font-size-complex="12pt" style:language-complex="ar" style:country-complex="SA"/>
    </style:style>
    <style:style style:name="MP2" style:family="paragraph" style:parent-style-name="Header">
      <style:paragraph-properties fo:text-align="center" style:justify-single-word="false" style:vertical-align="top"/>
      <style:text-properties officeooo:paragraph-rsid="000b01b1"/>
    </style:style>
    <style:style style:name="MP3" style:family="paragraph" style:parent-style-name="Standard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top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0pt" fo:language="it" fo:country="IT" officeooo:paragraph-rsid="000b01b1" style:letter-kerning="true" style:font-name-asian="Times New Roman1" style:font-size-asian="10pt" style:language-asian="it" style:country-asian="IT" style:font-name-complex="Times New Roman1" style:font-size-complex="12pt" style:language-complex="ar" style:country-complex="SA" fo:hyphenate="false" fo:hyphenation-remain-char-count="2" fo:hyphenation-push-char-count="2"/>
    </style:style>
    <style:style style:name="MP4" style:family="paragraph" style:parent-style-name="Header">
      <style:paragraph-properties fo:margin-left="0cm" fo:margin-right="-0.012cm" fo:text-align="center" style:justify-single-word="false" fo:orphans="2" fo:widows="2" fo:hyphenation-ladder-count="no-limit" fo:text-indent="0cm" style:auto-text-indent="false" style:vertical-align="top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color="#000000" style:font-name="Times New Roman" fo:font-size="10pt" fo:language="it" fo:country="IT" officeooo:paragraph-rsid="000b01b1" style:letter-kerning="true" style:font-name-asian="Times New Roman1" style:font-size-asian="10pt" style:language-asian="it" style:country-asian="IT" style:font-name-complex="Liberation Serif1" style:font-size-complex="10pt" style:language-complex="ar" style:country-complex="SA" fo:hyphenate="false" fo:hyphenation-remain-char-count="2" fo:hyphenation-push-char-count="2"/>
    </style:style>
    <style:style style:name="MT1" style:family="text">
      <style:text-properties fo:color="#000000" style:font-name="Times New Roman" fo:font-size="14pt" fo:language="it" fo:country="IT" style:letter-kerning="true" style:font-name-asian="Times New Roman1" style:font-size-asian="14pt" style:language-asian="it" style:country-asian="IT" style:font-name-complex="Liberation Serif1" style:font-size-complex="12pt" style:language-complex="ar" style:country-complex="SA"/>
    </style:style>
    <style:style style:name="MT2" style:family="text">
      <style:text-properties fo:color="#000000" style:font-name="Arial" fo:font-size="9pt" fo:language="it" fo:country="IT" style:letter-kerning="true" style:font-name-asian="Times New Roman1" style:font-size-asian="9pt" style:language-asian="it" style:country-asian="IT" style:font-name-complex="Liberation Serif1" style:font-size-complex="12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2" text:anchor-type="paragraph" svg:x="0.046cm" svg:y="0.011cm" svg:width="4.357cm" svg:height="2.35cm" draw:z-index="4"><draw:image xlink:href="Pictures/2000000C000046E80000263C11329D48E3B8A406.wmf" xlink:type="simple" xlink:show="embed" xlink:actuate="onLoad"/></draw:frame><draw:frame draw:style-name="Mfr2" draw:name="Immagine1" text:anchor-type="char" svg:x="34.184cm" svg:y="0.519cm" svg:width="3.81cm" svg:height="1.372cm" draw:z-index="5"><draw:image xlink:href="Pictures/10000000000006640000024FE09AA504A2215B71.jpg" xlink:type="simple" xlink:show="embed" xlink:actuate="onLoad"/></draw:frame></text:p>
        <text:p text:style-name="MP2"><text:span text:style-name="MT1">DIPARTIMENTO ORGANIZZAZIONE, PERSONALE E AFFARI GENERALI</text:span><text:span text:style-name="MT2"> </text:span></text:p>
        <text:p text:style-name="MP3"/>
        <text:p text:style-name="MP4">UFF. GESTIONI GENERALI</text:p>
        <text:p text:style-name="MP4"/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7:10:47.493000000</meta:creation-date>
    <meta:editing-duration>PT1H57M38S</meta:editing-duration>
    <meta:editing-cycles>23</meta:editing-cycles>
    <meta:generator>LibreOffice/5.3.7.2$Windows_x86 LibreOffice_project/6b8ed514a9f8b44d37a1b96673cbbdd077e24059</meta:generator>
    <meta:initial-creator>Tiziano Donati</meta:initial-creator>
    <dc:date>2018-04-03T17:49:45.226000000</dc:date>
    <dc:creator>Tiziano Donati</dc:creator>
    <meta:document-statistic meta:table-count="2" meta:image-count="2" meta:object-count="0" meta:page-count="1" meta:paragraph-count="156" meta:word-count="119" meta:character-count="1022" meta:non-whitespace-character-count="948"/>
  </office:meta>
</office:document-meta>
</file>